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Heading_20_3">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in" style:contextual-spacing="false" fo:text-indent="0in" style:auto-text-indent="false" style:writing-mode="lr-tb"/>
    </style:style>
    <style:style style:name="P5" style:family="paragraph" style:parent-style-name="Text_20_body" style:list-style-name="L1">
      <style:paragraph-properties fo:margin-left="0in" fo:margin-right="0in" fo:text-indent="0in" style:auto-text-indent="false"/>
    </style:style>
    <style:style style:name="P6" style:family="paragraph" style:parent-style-name="Text_20_body" style:list-style-name="L2">
      <style:paragraph-properties fo:margin-left="0in" fo:margin-right="0in" fo:text-indent="0in" style:auto-text-indent="false"/>
    </style:style>
    <style:style style:name="P7" style:family="paragraph" style:parent-style-name="Text_20_body" style:list-style-name="L3">
      <style:paragraph-properties fo:margin-left="0in" fo:margin-right="0in" fo:text-indent="0in" style:auto-text-indent="false"/>
    </style:style>
    <style:style style:name="P8" style:family="paragraph" style:parent-style-name="Text_20_body" style:list-style-name="L4">
      <style:paragraph-properties fo:margin-left="0in" fo:margin-right="0in" fo:text-indent="0in" style:auto-text-indent="false"/>
    </style:style>
    <style:style style:name="P9" style:family="paragraph" style:parent-style-name="Text_20_body" style:list-style-name="L5">
      <style:paragraph-properties fo:margin-left="0in" fo:margin-right="0in" fo:text-indent="0in" style:auto-text-indent="false"/>
    </style:style>
    <style:style style:name="P10" style:family="paragraph" style:parent-style-name="Text_20_body" style:list-style-name="L6">
      <style:paragraph-properties fo:margin-left="0in" fo:margin-right="0in" fo:text-indent="0in" style:auto-text-indent="false"/>
    </style:style>
    <style:style style:name="P11" style:family="paragraph" style:parent-style-name="Text_20_body" style:list-style-name="L7">
      <style:paragraph-properties fo:margin-left="0in" fo:margin-right="0in" fo:text-indent="0in" style:auto-text-indent="false"/>
    </style:style>
    <style:style style:name="P12" style:family="paragraph" style:parent-style-name="Text_20_body" style:list-style-name="L8">
      <style:paragraph-properties fo:margin-left="0in" fo:margin-right="0in" fo:text-indent="0in" style:auto-text-indent="false"/>
    </style:style>
    <style:style style:name="P13" style:family="paragraph" style:parent-style-name="Text_20_body" style:list-style-name="L9">
      <style:paragraph-properties fo:margin-left="0in" fo:margin-right="0in" fo:text-indent="0in" style:auto-text-indent="false"/>
    </style:style>
    <style:style style:name="P14" style:family="paragraph" style:parent-style-name="Text_20_body">
      <style:paragraph-properties fo:margin-left="0in" fo:margin-right="0in" fo:margin-top="0in" fo:margin-bottom="0in" style:contextual-spacing="false" fo:text-indent="0in" style:auto-text-indent="false" style:writing-mode="lr-tb"/>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Introduction</text:span></text:p>
      <text:p text:style-name="P3">Now that your API is functional and secure, it's time to make it fast and scalable. In this activity, you'll implement caching to reduce load and accelerate responses. You’ll also refine your queries and controller logic with the help of Microsoft Copilot.</text:p>
      <text:p text:style-name="P3">In this activity, you will:</text:p>
      <text:list text:style-name="L1">
        <text:list-item>
          <text:p text:style-name="P5">Apply in-memory caching to frequently accessed data</text:p>
        </text:list-item>
        <text:list-item>
          <text:p text:style-name="P5">Improve database performance using query optimizations</text:p>
        </text:list-item>
        <text:list-item>
          <text:p text:style-name="P5">Use Copilot to analyze and enhance performance</text:p>
        </text:list-item>
      </text:list>
      <text:p text:style-name="P3">This is the fourth of five activities in your capstone project. These optimizations will ensure your system remains stable under load and performs well in real-world use.</text:p>
      <text:h text:style-name="P1" text:outline-level="2"><text:span text:style-name="Strong_20_Emphasis">Activity Instructions</text:span></text:h>
      <text:p text:style-name="P3"><text:span text:style-name="Strong_20_Emphasis">Step 1: Enable In-Memory Caching</text:span></text:p>
      <text:list text:style-name="L2">
        <text:list-item>
          <text:p text:style-name="P6">In <text:span text:style-name="Variable">Program.cs</text:span>, add:</text:p>
        </text:list-item>
      </text:list>
      <text:p text:style-name="P3"><text:span text:style-name="Variable"><text:span text:style-name="T1">builder.Services.AddMemoryCache();</text:span></text:span></text:p>
      <text:p text:style-name="P3">In your controller (e.g., <text:span text:style-name="Variable">InventoryController</text:span>), inject <text:span text:style-name="Variable">IMemoryCache</text:span>:</text:p>
      <text:p text:style-name="P14">private readonly IMemoryCache _cache;</text:p>
      <text:p text:style-name="P14">public InventoryController(LogiTrackContext context, IMemoryCache cache)</text:p>
      <text:p text:style-name="P14">{</text:p>
      <text:p text:style-name="P14">    _context = context;</text:p>
      <text:p text:style-name="P14">    _cache = cache;</text:p>
      <text:p text:style-name="P14">}</text:p>
      <text:p text:style-name="P14"/>
      <text:p text:style-name="P3"><text:span text:style-name="Strong_20_Emphasis">Step 2: Cache the Inventory List</text:span></text:p>
      <text:p text:style-name="P3">Modify the <text:span text:style-name="Variable">[HttpGet]</text:span> method in <text:span text:style-name="Variable">InventoryController</text:span> to use caching:</text:p>
      <text:list text:style-name="L3">
        <text:list-item>
          <text:p text:style-name="P7">Store the result of the inventory query in memory for 30 seconds</text:p>
        </text:list-item>
        <text:list-item>
          <text:p text:style-name="P7">Retrieve it from cache on subsequent requests</text:p>
        </text:list-item>
      </text:list>
      <text:p text:style-name="P3">Example Copilot prompt:</text:p>
      <text:list text:style-name="L4">
        <text:list-item>
          <text:p text:style-name="P8">“Add in-memory caching to a GET request in ASP.NET Core.”</text:p>
        </text:list-item>
      </text:list>
      <text:p text:style-name="P3"><text:span text:style-name="Strong_20_Emphasis">Step 3: Analyze and Optimize Queries</text:span></text:p>
      <text:list text:style-name="L5">
        <text:list-item>
          <text:p text:style-name="P9">Use <text:span text:style-name="Variable">.Include()</text:span> to eager-load related data and reduce N+1 problems</text:p>
        </text:list-item>
        <text:list-item>
          <text:p text:style-name="P9">Use <text:span text:style-name="Variable">.AsNoTracking()</text:span> when queries don’t require tracking</text:p>
        </text:list-item>
      </text:list>
      <text:p text:style-name="P3">In <text:span text:style-name="Variable">OrderController</text:span>, identify and refactor any queries that may be slow or repetitive.</text:p>
      <text:p text:style-name="P3">Use the following Copilot prompt:</text:p>
      <text:list text:style-name="L6">
        <text:list-item>
          <text:p text:style-name="P10">“Optimize Entity Framework queries in ASP.NET Core.”</text:p>
        </text:list-item>
      </text:list>
      <text:p text:style-name="P3"><text:soft-page-break/><text:span text:style-name="Strong_20_Emphasis">Step 4: Measure Improvements</text:span></text:p>
      <text:list text:style-name="L7">
        <text:list-item>
          <text:p text:style-name="P11">Use timing methods <text:span text:style-name="Variable">(Stopwatch)</text:span> or performance profiling tools to measure improvement before and after caching</text:p>
        </text:list-item>
        <text:list-item>
          <text:p text:style-name="P11">Ensure that cached routes still return valid data and refresh appropriately</text:p>
        </text:list-item>
      </text:list>
      <text:p text:style-name="P3"><text:span text:style-name="Strong_20_Emphasis">Step 5: Use Copilot to Review and Improve</text:span></text:p>
      <text:p text:style-name="P3">Try these prompts:</text:p>
      <text:list text:style-name="L8">
        <text:list-item>
          <text:p text:style-name="P12">“Suggest performance improvements in this controller.”</text:p>
        </text:list-item>
        <text:list-item>
          <text:p text:style-name="P12">“How can I avoid repeated DB calls for the same result?”</text:p>
        </text:list-item>
        <text:list-item>
          <text:p text:style-name="P12">“Improve the speed of this API endpoint.”</text:p>
        </text:list-item>
      </text:list>
      <text:p text:style-name="P3">Apply Copilot’s suggestions to your codebase and re-test.</text:p>
      <text:h text:style-name="P2" text:outline-level="3"><text:span text:style-name="Strong_20_Emphasis">Submission Checklist</text:span></text:h>
      <text:list text:style-name="L9">
        <text:list-item>
          <text:p text:style-name="P13">In-memory caching implemented on at least one route</text:p>
        </text:list-item>
        <text:list-item>
          <text:p text:style-name="P13">Query optimizations applied in controller logic</text:p>
        </text:list-item>
        <text:list-item>
          <text:p text:style-name="P13">Slow or repeated queries reduced or eliminated</text:p>
        </text:list-item>
        <text:list-item>
          <text:p text:style-name="P13">Cache expiration policy in place</text:p>
        </text:list-item>
        <text:list-item>
          <text:p text:style-name="P13">Copilot prompts used to refine logic</text:p>
        </text:list-item>
        <text:list-item>
          <text:p text:style-name="P13">Improvements verified through testing or time measurement</text:p>
        </text:list-item>
        <text:list-item>
          <text:p text:style-name="P13">Code saved for use in Part 5</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5T15:59:00.530005332</meta:creation-date>
    <dc:date>2026-03-15T15:59:42.504083196</dc:date>
    <meta:editing-duration>PT43S</meta:editing-duration>
    <meta:editing-cycles>1</meta:editing-cycles>
    <meta:document-statistic meta:table-count="0" meta:image-count="0" meta:object-count="0" meta:page-count="2" meta:paragraph-count="47" meta:word-count="368" meta:character-count="2374" meta:non-whitespace-character-count="2067"/>
    <meta:generator>LibreOffice/24.2.7.2$Linux_X86_64 LibreOffice_project/420$Build-2</meta:generator>
  </office:meta>
</office:document-meta>
</file>